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111"/>
    <style:style style:name="ce5" style:family="table-cell" style:parent-style-name="Default" style:data-style-name="N107"/>
    <style:style style:name="ce6" style:family="table-cell" style:parent-style-name="Default" style:data-style-name="N107">
      <style:table-cell-properties fo:background-color="#dddddd"/>
    </style:style>
    <style:style style:name="ce7" style:family="table-cell" style:parent-style-name="Default" style:data-style-name="N111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ackground-color="#ffcc00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background-color="#dddddd"/>
    </style:style>
    <style:style style:name="ce10" style:family="table-cell" style:parent-style-name="Default" style:data-style-name="N107">
      <style:table-cell-properties fo:background-color="#000000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ackground-color="#ffcc00"/>
      <style:text-properties fo:font-weight="bold" style:font-weight-asian="bold" style:font-weight-complex="bold"/>
    </style:style>
  </office:automatic-styles>
  <office:body>
    <office:spreadsheet>
      <table:table table:name="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06" table:default-cell-style-name="Default"/>
        <table:table-row table:style-name="ro1">
          <table:table-cell table:style-name="ce1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 table:style-name="ce1" office:value-type="string" calcext:value-type="string">
            <text:p>Mouser</text:p>
          </table:table-cell>
          <table:table-cell table:style-name="ce1" table:number-columns-repeated="6"/>
          <table:table-cell table:number-columns-repeated="6"/>
          <table:table-cell table:style-name="ce1" table:number-columns-repeated="999"/>
          <table:table-cell/>
        </table:table-row>
        <table:table-row table:style-name="ro1">
          <table:table-cell table:style-name="ce2" office:value-type="string" calcext:value-type="string">
            <text:p>Part <text:s/></text:p>
          </table:table-cell>
          <table:table-cell table:style-name="ce2" office:value-type="string" calcext:value-type="string">
            <text:p><text:s text:c="2"/>Value <text:s text:c="14"/></text:p>
          </table:table-cell>
          <table:table-cell table:style-name="ce2" office:value-type="string" calcext:value-type="string">
            <text:p>Package <text:s text:c="6"/></text:p>
          </table:table-cell>
          <table:table-cell table:style-name="ce2" office:value-type="string" calcext:value-type="string">
            <text:p>Hst. Tl. Nr.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2"/>
          <table:table-cell table:style-name="ce2" office:value-type="string" calcext:value-type="string">
            <text:p>Hst. Tl. Nr.</text:p>
          </table:table-cell>
          <table:table-cell table:style-name="ce2" office:value-type="string" calcext:value-type="string">
            <text:p>Best. Nr.</text:p>
          </table:table-cell>
          <table:table-cell table:style-name="ce2" office:value-type="string" calcext:value-type="string">
            <text:p>1St.</text:p>
          </table:table-cell>
          <table:table-cell table:style-name="ce2" office:value-type="string" calcext:value-type="string">
            <text:p>mind.</text:p>
          </table:table-cell>
          <table:table-cell table:style-name="ce2" office:value-type="string" calcext:value-type="string">
            <text:p>Anz.</text:p>
          </table:table-cell>
          <table:table-cell table:style-name="ce2" office:value-type="string" calcext:value-type="string">
            <text:p>Summe</text:p>
          </table:table-cell>
          <table:table-cell table:style-name="ce2"/>
          <table:table-cell table:number-columns-repeated="6"/>
          <table:table-cell table:style-name="ce2" table:number-columns-repeated="999"/>
          <table:table-cell/>
        </table:table-row>
        <table:table-row table:style-name="ro1">
          <table:table-cell office:value-type="string" calcext:value-type="string">
            <text:p>C1 <text:s text:c="3"/></text:p>
          </table:table-cell>
          <table:table-cell office:value-type="string" calcext:value-type="string">
            <text:p>10nF <text:s text:c="15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50" calcext:value-type="float">
            <text:p>50</text:p>
          </table:table-cell>
          <table:table-cell table:style-name="ce5" table:formula="of:=[.P3]*[.N3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-4 <text:s/></text:p>
          </table:table-cell>
          <table:table-cell office:value-type="string" calcext:value-type="string">
            <text:p>100nF <text:s text:c="1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4]*[.N4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 <text:s text:c="3"/></text:p>
          </table:table-cell>
          <table:table-cell office:value-type="string" calcext:value-type="string">
            <text:p>4.7µF (Tantal) <text:s text:c="5"/>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T491A475K016AT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5" calcext:value-type="float">
            <text:p>15</text:p>
          </table:table-cell>
          <table:table-cell table:style-name="ce5" table:formula="of:=[.P5]*[.N5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,7 <text:s/></text:p>
          </table:table-cell>
          <table:table-cell office:value-type="string" calcext:value-type="string">
            <text:p>4.7µF (low ESR) <text:s text:c="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6]*[.N6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,9 <text:s/></text:p>
          </table:table-cell>
          <table:table-cell office:value-type="string" calcext:value-type="string">
            <text:p>10µF <text:s/>(low ESR) <text:s text:c="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7]*[.N7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L1 <text:s text:c="3"/></text:p>
          </table:table-cell>
          <table:table-cell office:value-type="string" calcext:value-type="string">
            <text:p>Ferrite <text:s text:c="12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5" calcext:value-type="float">
            <text:p>15</text:p>
          </table:table-cell>
          <table:table-cell table:style-name="ce5" table:formula="of:=[.P9]*[.N9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2-3 <text:s/></text:p>
          </table:table-cell>
          <table:table-cell office:value-type="string" calcext:value-type="string">
            <text:p>1.0µH (low DCR) <text:s text:c="4"/>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RC2012T1R0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10]*[.N10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R1 <text:s text:c="3"/></text:p>
          </table:table-cell>
          <table:table-cell office:value-type="string" calcext:value-type="string">
            <text:p>10k <text:s text:c="16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12]*[.N12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2 <text:s text:c="3"/></text:p>
          </table:table-cell>
          <table:table-cell office:value-type="string" calcext:value-type="string">
            <text:p>1k <text:s text:c="17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13]*[.N13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3-6 <text:s/>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14]*[.N14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15]*[.N15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16]*[.N16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" table:formula="of:=[.P17]*[.N17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LED1 <text:s/></text:p>
          </table:table-cell>
          <table:table-cell office:value-type="string" calcext:value-type="string">
            <text:p>Orange <text:s text:c="13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Y R97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19]*[.N19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2 <text:s/></text:p>
          </table:table-cell>
          <table:table-cell office:value-type="string" calcext:value-type="string">
            <text:p>Blue <text:s text:c="15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APHCM2012QBC/D-F0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5" calcext:value-type="float">
            <text:p>15</text:p>
          </table:table-cell>
          <table:table-cell table:style-name="ce5" table:formula="of:=[.P20]*[.N20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3 <text:s/></text:p>
          </table:table-cell>
          <table:table-cell office:value-type="string" calcext:value-type="string">
            <text:p>Red <text:s text:c="16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21]*[.N21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D4 <text:s/></text:p>
          </table:table-cell>
          <table:table-cell office:value-type="string" calcext:value-type="string">
            <text:p>Green <text:s text:c="1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G R97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22]*[.N22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Q1 <text:s text:c="3"/></text:p>
          </table:table-cell>
          <table:table-cell office:value-type="string" calcext:value-type="string">
            <text:p>MISFET P-CH 2.5A/30V</text:p>
          </table:table-cell>
          <table:table-cell office:value-type="string" calcext:value-type="string">
            <text:p>SOT23-3 <text:s text:c="6"/></text:p>
          </table:table-cell>
          <table:table-cell office:value-type="string" calcext:value-type="string">
            <text:p>BSS308P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5" table:formula="of:=[.P24]*[.N24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-3 <text:s/></text:p>
          </table:table-cell>
          <table:table-cell office:value-type="string" calcext:value-type="string">
            <text:p>PNP/NPN 4k7/47k <text:s text:c="4"/></text:p>
          </table:table-cell>
          <table:table-cell office:value-type="string" calcext:value-type="string">
            <text:p>SOT-457 <text:s text:c="6"/></text:p>
          </table:table-cell>
          <table:table-cell office:value-type="string" calcext:value-type="string">
            <text:p>RN4986FE,LF(CB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40" calcext:value-type="float">
            <text:p>40</text:p>
          </table:table-cell>
          <table:table-cell table:style-name="ce5" table:formula="of:=[.P25]*[.N25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U4 <text:s text:c="3"/></text:p>
          </table:table-cell>
          <table:table-cell office:value-type="string" calcext:value-type="string">
            <text:p>DCDC <text:s text:c="15"/></text:p>
          </table:table-cell>
          <table:table-cell office:value-type="string" calcext:value-type="string">
            <text:p>SOT23 <text:s text:c="8"/></text:p>
          </table:table-cell>
          <table:table-cell office:value-type="string" calcext:value-type="string">
            <text:p>ADP2108AUJZ-3.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style-name="ce5" table:formula="of:=[.P27]*[.N27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5 <text:s text:c="3"/></text:p>
          </table:table-cell>
          <table:table-cell office:value-type="string" calcext:value-type="string">
            <text:p>DCDC <text:s text:c="15"/></text:p>
          </table:table-cell>
          <table:table-cell office:value-type="string" calcext:value-type="string">
            <text:p>SOT23 <text:s text:c="8"/></text:p>
          </table:table-cell>
          <table:table-cell office:value-type="string" calcext:value-type="string">
            <text:p>ADP2108AUJZ-1.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style-name="ce5" table:formula="of:=[.P28]*[.N28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X1 <text:s text:c="3"/></text:p>
          </table:table-cell>
          <table:table-cell office:value-type="string" calcext:value-type="string">
            <text:p>USB-1X-2S-PLUG-A-SMD</text:p>
          </table:table-cell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style-name="ce5" table:formula="of:=[.P30]*[.N30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5"/>
          <table:table-cell table:number-columns-repeated="1007"/>
        </table:table-row>
        <table:table-row table:style-name="ro1">
          <table:table-cell office:value-type="string" calcext:value-type="string">
            <text:p>FTDI <text:s/></text:p>
          </table:table-cell>
          <table:table-cell office:value-type="string" calcext:value-type="string">
            <text:p>FT232RL <text:s text:c="12"/>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style-name="ce5" table:formula="of:=[.P32]*[.N32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485 </text:p>
          </table:table-cell>
          <table:table-cell office:value-type="string" calcext:value-type="string">
            <text:p>max485</text:p>
          </table:table-cell>
          <table:table-cell office:value-type="string" calcext:value-type="string">
            <text:p>SOIC8 <text:s text:c="8"/>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table:style-name="ce5" table:formula="of:=[.P33]*[.N33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3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" table:number-columns-repeated="6"/>
          <table:table-cell table:style-name="ce6" table:formula="of:=SUM([.Q3:.Q33])" office:value-type="currency" office:currency="EUR" office:value="0" calcext:value-type="currency">
            <text:p>0,00 €</text:p>
          </table:table-cell>
          <table:table-cell table:style-name="ce3"/>
          <table:table-cell table:number-columns-repeated="6"/>
          <table:table-cell table:style-name="ce3" table:number-columns-repeated="100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" table:style-name="ta1">
        <table:table-column table:style-name="co13" table:number-columns-repeated="2" table:default-cell-style-name="Default"/>
        <table:table-column table:style-name="co11" table:default-cell-style-name="ce4"/>
        <table:table-column table:style-name="co11" table:number-columns-repeated="2" table:default-cell-style-name="Default"/>
        <table:table-column table:style-name="co11" table:default-cell-style-name="ce5"/>
        <table:table-row table:style-name="ro1">
          <table:table-cell table:style-name="ce1"/>
          <table:table-cell table:style-name="ce1" office:value-type="string" calcext:value-type="string">
            <text:p>Digikey</text:p>
          </table:table-cell>
          <table:table-cell table:style-name="ce7"/>
          <table:table-cell table:style-name="ce1" table:number-columns-repeated="2"/>
          <table:table-cell table:style-name="ce10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igikey</text:p>
          </table:table-cell>
          <table:table-cell table:style-name="ce8" office:value-type="string" calcext:value-type="string">
            <text:p>1St.</text:p>
          </table:table-cell>
          <table:table-cell table:style-name="ce2" office:value-type="string" calcext:value-type="string">
            <text:p>mind.</text:p>
          </table:table-cell>
          <table:table-cell table:style-name="ce2" office:value-type="string" calcext:value-type="string">
            <text:p>Anz.</text:p>
          </table:table-cell>
          <table:table-cell table:style-name="ce11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276-1015-1-ND</text:p>
          </table:table-cell>
          <table:table-cell office:value-type="currency" office:currency="EUR" office:value="0.0172" calcext:value-type="currency">
            <text:p>0,0172 €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Digikey.E3]*[Digikey.C3]" office:value-type="currency" office:currency="EUR" office:value="0.86" calcext:value-type="currency">
            <text:p>0,86 €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276-1099-1-ND</text:p>
          </table:table-cell>
          <table:table-cell office:value-type="currency" office:currency="EUR" office:value="0.0193" calcext:value-type="currency">
            <text:p>0,0193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4]*[Digikey.C4]" office:value-type="currency" office:currency="EUR" office:value="1.93" calcext:value-type="currency">
            <text:p>1,93 €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399-3697-1-ND</text:p>
          </table:table-cell>
          <table:table-cell office:value-type="currency" office:currency="EUR" office:value="0.292" calcext:value-type="currency">
            <text:p>0,292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Digikey.E5]*[Digikey.C5]" office:value-type="currency" office:currency="EUR" office:value="4.38" calcext:value-type="currency">
            <text:p>4,38 €</text:p>
          </table:table-cell>
        </table:table-row>
        <table:table-row table:style-name="ro1">
          <table:table-cell office:value-type="string" calcext:value-type="string">
            <text:p>(X7R)</text:p>
          </table:table-cell>
          <table:table-cell office:value-type="string" calcext:value-type="string">
            <text:p>1276-2972-1-ND</text:p>
          </table:table-cell>
          <table:table-cell office:value-type="currency" office:currency="EUR" office:value="0.094" calcext:value-type="currency">
            <text:p>0,094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6]*[Digikey.C6]" office:value-type="currency" office:currency="EUR" office:value="2.35" calcext:value-type="currency">
            <text:p>2,35 €</text:p>
          </table:table-cell>
        </table:table-row>
        <table:table-row table:style-name="ro1">
          <table:table-cell office:value-type="string" calcext:value-type="string">
            <text:p>(X7R)</text:p>
          </table:table-cell>
          <table:table-cell office:value-type="string" calcext:value-type="string">
            <text:p>1276-1113-1-ND </text:p>
          </table:table-cell>
          <table:table-cell office:value-type="currency" office:currency="EUR" office:value="0.126" calcext:value-type="currency">
            <text:p>0,126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7]*[Digikey.C7]" office:value-type="currency" office:currency="EUR" office:value="3.15" calcext:value-type="currency">
            <text:p>3,1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240-2389-1-ND</text:p>
          </table:table-cell>
          <table:table-cell office:value-type="currency" office:currency="EUR" office:value="0.09" calcext:value-type="currency">
            <text:p>0,090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Digikey.E9]*[Digikey.C9]" office:value-type="currency" office:currency="EUR" office:value="1.35" calcext:value-type="currency">
            <text:p>1,35 €</text:p>
          </table:table-cell>
        </table:table-row>
        <table:table-row table:style-name="ro1">
          <table:table-cell office:value-type="string" calcext:value-type="string">
            <text:p>(1.4A,78mΩ)</text:p>
          </table:table-cell>
          <table:table-cell office:value-type="string" calcext:value-type="string">
            <text:p>587-2903-2-ND</text:p>
          </table:table-cell>
          <table:table-cell office:value-type="currency" office:currency="EUR" office:value="0.254" calcext:value-type="currency">
            <text:p>0,254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10]*[Digikey.C10]" office:value-type="currency" office:currency="EUR" office:value="6.35" calcext:value-type="currency">
            <text:p>6,3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(dick, 125mW)</text:p>
          </table:table-cell>
          <table:table-cell office:value-type="string" calcext:value-type="string">
            <text:p>RC0805JR-0710KL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12]*[Digikey.C12]" office:value-type="currency" office:currency="EUR" office:value="0.69" calcext:value-type="currency">
            <text:p>0,69 €</text:p>
          </table:table-cell>
        </table:table-row>
        <table:table-row table:style-name="ro1">
          <table:table-cell office:value-type="string" calcext:value-type="string">
            <text:p>(")</text:p>
          </table:table-cell>
          <table:table-cell office:value-type="string" calcext:value-type="string">
            <text:p>311-1.0K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13]*[Digikey.C13]" office:value-type="currency" office:currency="EUR" office:value="0.69" calcext:value-type="currency">
            <text:p>0,69 €</text:p>
          </table:table-cell>
        </table:table-row>
        <table:table-row table:style-name="ro1">
          <table:table-cell office:value-type="string" calcext:value-type="string">
            <text:p>(330R)</text:p>
          </table:table-cell>
          <table:table-cell office:value-type="string" calcext:value-type="string">
            <text:p>311-33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14]*[Digikey.C14]" office:value-type="currency" office:currency="EUR" office:value="0.69" calcext:value-type="currency">
            <text:p>0,69 €</text:p>
          </table:table-cell>
        </table:table-row>
        <table:table-row table:style-name="ro1">
          <table:table-cell office:value-type="string" calcext:value-type="string">
            <text:p>(430R)</text:p>
          </table:table-cell>
          <table:table-cell office:value-type="string" calcext:value-type="string">
            <text:p>311-43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15]*[Digikey.C15]" office:value-type="currency" office:currency="EUR" office:value="0.69" calcext:value-type="currency">
            <text:p>0,69 €</text:p>
          </table:table-cell>
        </table:table-row>
        <table:table-row table:style-name="ro1">
          <table:table-cell office:value-type="string" calcext:value-type="string">
            <text:p>(560R)</text:p>
          </table:table-cell>
          <table:table-cell office:value-type="string" calcext:value-type="string">
            <text:p>311-56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16]*[Digikey.C16]" office:value-type="currency" office:currency="EUR" office:value="0.69" calcext:value-type="currency">
            <text:p>0,69 €</text:p>
          </table:table-cell>
        </table:table-row>
        <table:table-row table:style-name="ro1">
          <table:table-cell office:value-type="string" calcext:value-type="string">
            <text:p>(680R)</text:p>
          </table:table-cell>
          <table:table-cell office:value-type="string" calcext:value-type="string">
            <text:p>311-68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Digikey.E17]*[Digikey.C17]" office:value-type="currency" office:currency="EUR" office:value="0.69" calcext:value-type="currency">
            <text:p>0,69 €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75-2560-1-ND </text:p>
          </table:table-cell>
          <table:table-cell office:value-type="currency" office:currency="EUR" office:value="0.085" calcext:value-type="currency">
            <text:p>0,085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19]*[Digikey.C19]" office:value-type="currency" office:currency="EUR" office:value="2.125" calcext:value-type="currency">
            <text:p>2,13 €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54-1505-1-ND</text:p>
          </table:table-cell>
          <table:table-cell office:value-type="currency" office:currency="EUR" office:value="0.295" calcext:value-type="currency">
            <text:p>0,295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Digikey.E20]*[Digikey.C20]" office:value-type="currency" office:currency="EUR" office:value="4.425" calcext:value-type="currency">
            <text:p>4,43 €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75-1278-1-ND</text:p>
          </table:table-cell>
          <table:table-cell office:value-type="currency" office:currency="EUR" office:value="0.086" calcext:value-type="currency">
            <text:p>0,086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21]*[Digikey.C21]" office:value-type="currency" office:currency="EUR" office:value="2.15" calcext:value-type="currency">
            <text:p>2,15 €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475-1410-1-ND </text:p>
          </table:table-cell>
          <table:table-cell office:value-type="currency" office:currency="EUR" office:value="0.081" calcext:value-type="currency">
            <text:p>0,081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22]*[Digikey.C22]" office:value-type="currency" office:currency="EUR" office:value="2.025" calcext:value-type="currency">
            <text:p>2,03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(30V,2A,130mΩ)</text:p>
          </table:table-cell>
          <table:table-cell office:value-type="string" calcext:value-type="string">
            <text:p>BSS308PE H6327CT-ND</text:p>
          </table:table-cell>
          <table:table-cell office:value-type="currency" office:currency="EUR" office:value="0.0254" calcext:value-type="currency">
            <text:p>0,0254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Digikey.E24]*[Digikey.C24]" office:value-type="currency" office:currency="EUR" office:value="0.635" calcext:value-type="currency">
            <text:p>0,64 €</text:p>
          </table:table-cell>
        </table:table-row>
        <table:table-row table:style-name="ro1">
          <table:table-cell office:value-type="string" calcext:value-type="string">
            <text:p>(50V,100mA)</text:p>
          </table:table-cell>
          <table:table-cell office:value-type="string" calcext:value-type="string">
            <text:p>RN4986FELF(CBCT-ND</text:p>
          </table:table-cell>
          <table:table-cell office:value-type="currency" office:currency="EUR" office:value="0.176" calcext:value-type="currency">
            <text:p>0,1760 €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Digikey.E25]*[Digikey.C25]" office:value-type="currency" office:currency="EUR" office:value="7.04" calcext:value-type="currency">
            <text:p>7,04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(600mA)</text:p>
          </table:table-cell>
          <table:table-cell office:value-type="string" calcext:value-type="string">
            <text:p>ADP2108AUJZ-3.3-R7CT-ND</text:p>
          </table:table-cell>
          <table:table-cell office:value-type="currency" office:currency="EUR" office:value="1.556" calcext:value-type="currency">
            <text:p>1,556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Digikey.E27]*[Digikey.C27]" office:value-type="currency" office:currency="EUR" office:value="15.56" calcext:value-type="currency">
            <text:p>15,56 €</text:p>
          </table:table-cell>
        </table:table-row>
        <table:table-row table:style-name="ro1">
          <table:table-cell office:value-type="string" calcext:value-type="string">
            <text:p>(600mA)</text:p>
          </table:table-cell>
          <table:table-cell office:value-type="string" calcext:value-type="string">
            <text:p>ADP2108AUJZ-1.8-R7CT-ND</text:p>
          </table:table-cell>
          <table:table-cell office:value-type="currency" office:currency="EUR" office:value="1.556" calcext:value-type="currency">
            <text:p>1,556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Digikey.E28]*[Digikey.C28]" office:value-type="currency" office:currency="EUR" office:value="15.56" calcext:value-type="currency">
            <text:p>15,56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1175-1008-ND</text:p>
          </table:table-cell>
          <table:table-cell office:value-type="currency" office:currency="EUR" office:value="0.625" calcext:value-type="currency">
            <text:p>0,625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Digikey.E30]*[Digikey.C30]" office:value-type="currency" office:currency="EUR" office:value="6.25" calcext:value-type="currency">
            <text:p>6,2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768-1008-1-ND <text:s/></text:p>
          </table:table-cell>
          <table:table-cell office:value-type="currency" office:currency="EUR" office:value="3.837" calcext:value-type="currency">
            <text:p>3,837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Digikey.E32]*[Digikey.C32]" office:value-type="currency" office:currency="EUR" office:value="38.37" calcext:value-type="currency">
            <text:p>38,37 €</text:p>
          </table:table-cell>
        </table:table-row>
        <table:table-row table:style-name="ro1">
          <table:table-cell office:value-type="string" calcext:value-type="string">
            <text:p>(3,3V, 12mBaud)</text:p>
          </table:table-cell>
          <table:table-cell office:value-type="string" calcext:value-type="string">
            <text:p>497-3726-1-ND</text:p>
          </table:table-cell>
          <table:table-cell office:value-type="currency" office:currency="EUR" office:value="1.357" calcext:value-type="currency">
            <text:p>1,3570 €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Digikey.E33]*[Digikey.C33]" office:value-type="currency" office:currency="EUR" office:value="13.57" calcext:value-type="currency">
            <text:p>13,57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table:number-columns-repeated="2"/>
          <table:table-cell table:style-name="ce9"/>
          <table:table-cell table:style-name="ce3" table:number-columns-repeated="2"/>
          <table:table-cell table:style-name="ce6" table:formula="of:=SUM([Digikey.F3:.F34])" office:value-type="currency" office:currency="EUR" office:value="132.22" calcext:value-type="currency">
            <text:p>132,22 €</text:p>
          </table:table-cell>
        </table:table-row>
      </table:table>
      <table:table table:name="Farnell" table:style-name="ta1">
        <table:table-column table:style-name="co14" table:number-columns-repeated="2" table:default-cell-style-name="Default"/>
        <table:table-column table:style-name="co11" table:number-columns-repeated="3" table:default-cell-style-name="Default"/>
        <table:table-column table:style-name="co11" table:default-cell-style-name="ce5"/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5"/>
        </table:table-row>
        <table:table-row table:style-name="ro1">
          <table:table-cell table:style-name="ce2"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Farnell.E3]*[Farnell.C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4]*[Farnell.C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TRJA475K010RRJ</text:p>
          </table:table-cell>
          <table:table-cell office:value-type="float" office:value="1672491" calcext:value-type="float">
            <text:p>1672491</text:p>
          </table:table-cell>
          <table:table-cell office:value-type="float" office:value="0.182" calcext:value-type="float">
            <text:p>0,1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Farnell.E5]*[Farnell.C5]" office:value-type="currency" office:currency="EUR" office:value="2.73" calcext:value-type="currency">
            <text:p>2,73 €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Farnell.E6]*[Farnell.C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Farnell.E7]*[Farnell.C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Farnell.E9]*[Farnell.C9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float" office:value="1904336" calcext:value-type="float">
            <text:p>1904336</text:p>
          </table:table-cell>
          <table:table-cell office:value-type="float" office:value="0.22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Farnell.E10]*[Farnell.C10]" office:value-type="currency" office:currency="EUR" office:value="5.5" calcext:value-type="currency">
            <text:p>5,5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12]*[Farnell.C1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13]*[Farnell.C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14]*[Farnell.C1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15]*[Farnell.C1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16]*[Farnell.C1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Farnell.E17]*[Farnell.C1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Farnell.E19]*[Farnell.C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Farnell.E20]*[Farnell.C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Farnell.E21]*[Farnell.C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Farnell.E22]*[Farnell.C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32719" calcext:value-type="float">
            <text:p>2432719</text:p>
          </table:table-cell>
          <table:table-cell office:value-type="float" office:value="0.284" calcext:value-type="float">
            <text:p>0,28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Farnell.E24]*[Farnell.C24]" office:value-type="currency" office:currency="EUR" office:value="7.1" calcext:value-type="currency">
            <text:p>7,10 €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Farnell.E25]*[Farnell.C2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12606" calcext:value-type="float">
            <text:p>2112606</text:p>
          </table:table-cell>
          <table:table-cell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Farnell.E27]*[Farnell.C27]" office:value-type="currency" office:currency="EUR" office:value="13.8" calcext:value-type="currency">
            <text:p>13,80 €</text:p>
          </table:table-cell>
        </table:table-row>
        <table:table-row table:style-name="ro1">
          <table:table-cell/>
          <table:table-cell office:value-type="float" office:value="2312891" calcext:value-type="float">
            <text:p>231289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Farnell.E28]*[Farnell.C28]" office:value-type="currency" office:currency="EUR" office:value="21" calcext:value-type="currency">
            <text:p>21,00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C32604</text:p>
          </table:table-cell>
          <table:table-cell office:value-type="float" office:value="1696545" calcext:value-type="float">
            <text:p>1696545</text:p>
          </table:table-cell>
          <table:table-cell office:value-type="float" office:value="0.646" calcext:value-type="float">
            <text:p>0,64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Farnell.E30]*[Farnell.C30]" office:value-type="currency" office:currency="EUR" office:value="6.46" calcext:value-type="currency">
            <text:p>6,46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6032" calcext:value-type="float">
            <text:p>1146032</text:p>
          </table:table-cell>
          <table:table-cell office:value-type="float" office:value="3.23" calcext:value-type="float">
            <text:p>3,2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Farnell.E32]*[Farnell.C32]" office:value-type="currency" office:currency="EUR" office:value="32.3" calcext:value-type="currency">
            <text:p>32,30 €</text:p>
          </table:table-cell>
        </table:table-row>
        <table:table-row table:style-name="ro1">
          <table:table-cell/>
          <table:table-cell office:value-type="float" office:value="1102962" calcext:value-type="float">
            <text:p>1102962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Farnell.E33]*[Farnell.C33]" office:value-type="currency" office:currency="EUR" office:value="26.9" calcext:value-type="currency">
            <text:p>26,90 €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3" table:number-columns-repeated="5"/>
          <table:table-cell table:style-name="ce6" table:formula="of:=SUM([Farnell.F3:.F33])" office:value-type="currency" office:currency="EUR" office:value="115.79" calcext:value-type="currency">
            <text:p>115,7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08:42:35.006751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24T09:19:27.229622470</dc:date>
    <dc:creator>Florian Bantner</dc:creator>
    <meta:editing-duration>PT1H46M22S</meta:editing-duration>
    <meta:editing-cycles>4</meta:editing-cycles>
    <meta:document-statistic meta:table-count="3" meta:cell-count="358" meta:object-count="0"/>
  </office:meta>
</office:document-meta>
</file>